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LANOCCA PERALTA PETER JOH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963594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279657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ANOCCA PERALTA, PETER JOH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963594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27965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RAMPO VASQUEZ CRISTIAN FERNAND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7183149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7">5500</text:p>
          </table:table-cell>
          <table:table-cell table:style-name="Tableau1.D2" office:value-type="string">
            <text:p text:style-name="P8">165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65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1/10/2021</text:p>
          </table:table-cell>
          <table:table-cell table:style-name="Tabla2.A3" office:value-type="string">
            <text:p text:style-name="P22">5668572</text:p>
          </table:table-cell>
          <table:table-cell table:style-name="Tabla2.D3" office:value-type="string">
            <text:p text:style-name="P23">165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1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1T21:18:0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